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fo:font-size="12pt" style:font-size-asian="12pt" style:font-size-complex="12pt" style:font-weight-complex="bold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bjet :</text:span><text:span text:style-name="T2"> Les tâches telles qu'elles ont été faite pendant le projet 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Foucou Romain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>M. Lacio (Clien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Planification réelle</text:p>
          </table:table-cell>
          <table:table-cell table:style-name="Tableau3.B2" office:value-type="string">
            <text:p text:style-name="P3">Planif_reelle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Foucou R.</text:p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9" text:outline-level="1">Planification réelle</text:h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23:46:25</dc:date>
    <meta:editing-duration>PT11H25M42S</meta:editing-duration>
    <meta:editing-cycles>107</meta:editing-cycles>
    <dc:creator>Foucou Romain</dc:creator>
    <meta:document-statistic meta:table-count="4" meta:image-count="0" meta:object-count="0" meta:page-count="2" meta:paragraph-count="33" meta:word-count="84" meta:character-count="553"/>
  </office:meta>
</office:document-meta>
</file>